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ption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P2" style:family="paragraph" style:parent-style-name="Caption"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P3" style:family="paragraph">
      <style:paragraph-properties fo:margin-left="0.101cm" fo:margin-right="0cm" fo:margin-top="0.101cm" fo:margin-bottom="0cm" fo:text-indent="0cm">
        <style:tab-stops/>
      </style:paragraph-properties>
    </style:style>
    <style:style style:name="P4" style:family="paragraph">
      <style:paragraph-properties fo:margin-left="0.101cm" fo:margin-right="0cm" fo:margin-top="0.101cm" fo:margin-bottom="0cm" fo:text-indent="0cm">
        <style:tab-stops/>
      </style:paragraph-properties>
      <style:text-properties style:font-name="Liberation San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Liberation Sans"/>
    </style:style>
    <style:style style:name="P7" style:family="paragraph">
      <style:paragraph-properties fo:margin-left="0.101cm" fo:margin-right="0cm" fo:margin-top="0.101cm" fo:margin-bottom="0cm" fo:text-align="center" fo:text-indent="0cm">
        <style:tab-stops/>
      </style:paragraph-properties>
    </style:style>
    <style:style style:name="P8" style:family="paragraph">
      <style:paragraph-properties fo:margin-left="0.101cm" fo:margin-right="0cm" fo:margin-top="0.101cm" fo:margin-bottom="0cm" fo:text-align="center" fo:text-indent="0cm">
        <style:tab-stops/>
      </style:paragraph-properties>
      <style:text-properties style:font-name="Liberation Sans"/>
    </style:style>
    <style:style style:name="P9" style:family="paragraph">
      <style:paragraph-properties fo:text-align="center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Liberation Sans" fo:font-size="9pt" style:font-size-asian="9pt" style:font-size-complex="9pt"/>
    </style:style>
    <style:style style:name="gr1" style:family="graphic">
      <style:graphic-properties draw:stroke="dash" draw:stroke-dash="Fine_20_Dashed" svg:stroke-color="#000000" draw:fill="none" draw:fill-color="#ffffff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none" draw:fill-color="#ffffff" fo:min-height="6.339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000000" draw:fill="none" draw:fill-color="#ffffff" draw:textarea-vertical-align="middle" fo:min-height="0.58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0.587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_20__28_var_29_" svg:stroke-color="#000000" draw:fill="none" draw:fill-color="#ffffff" draw:textarea-vertical-align="middle" fo:min-height="1.164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1cm" svg:stroke-color="#000000" draw:marker-start-width="0.432cm" draw:marker-end-width="0.432cm" draw:fill="none" draw:fill-color="#ffffff" draw:textarea-vertical-align="middle" fo:min-height="1.122cm" fo:padding-top="0.125cm" fo:padding-bottom="0.125cm" fo:padding-left="0.125cm" fo:padding-right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="Line_20_Arrow" draw:marker-start-width="0.33cm" draw:marker-end="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0000" draw:marker-start="" draw:marker-start-width="0.33cm" draw:marker-end="Arrow_20_concave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355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000000" draw:marker-start="Arrow_20_concave" draw:marker-start-width="0.33cm" draw:marker-end="" draw:marker-end-width="0.33cm" draw:textarea-horizontal-align="center" draw:textarea-vertical-align="middle" fo:padding-top="0.025cm" fo:padding-bottom="0.025cm" fo:padding-left="0.025cm" fo:padding-right="0.025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svg:stroke-color="#000000" draw:fill="none" draw:fill-color="#ffffff" fo:min-height="0.847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14" draw:style-name="gr8" draw:text-style-name="P5" svg:x1="4.242cm" svg:y1="1.224cm" svg:x2="3.457cm" svg:y2="1.633cm"><text:p/></draw:line><draw:line text:anchor-type="paragraph" draw:z-index="17" draw:style-name="gr8" draw:text-style-name="P5" svg:x1="3.457cm" svg:y1="1.785cm" svg:x2="5.547cm" svg:y2="2.676cm"><text:p/></draw:line><draw:line text:anchor-type="paragraph" draw:z-index="18" draw:style-name="gr8" draw:text-style-name="P5" svg:x1="3.695cm" svg:y1="4.559cm" svg:x2="5.547cm" svg:y2="3.575cm"><text:p/></draw:line><draw:line text:anchor-type="paragraph" draw:z-index="19" draw:style-name="gr9" draw:text-style-name="P5" svg:x1="5.83cm" svg:y1="4.882cm" svg:x2="5.83cm" svg:y2="3.575cm"><text:p/></draw:line><draw:line text:anchor-type="paragraph" draw:z-index="21" draw:style-name="gr9" draw:text-style-name="P5" svg:x1="7.743cm" svg:y1="3.575cm" svg:x2="7.743cm" svg:y2="4.882cm"><text:p/></draw:line><draw:line text:anchor-type="paragraph" draw:z-index="23" draw:style-name="gr8" draw:text-style-name="P5" svg:x1="11.263cm" svg:y1="1.58cm" svg:x2="9.543cm" svg:y2="1.247cm"><text:p/></draw:line><draw:line text:anchor-type="paragraph" draw:z-index="24" draw:style-name="gr8" draw:text-style-name="P5" svg:x1="11.262cm" svg:y1="1.706cm" svg:x2="8.431cm" svg:y2="2.438cm"><text:p/></draw:line><draw:line text:anchor-type="paragraph" draw:z-index="25" draw:style-name="gr8" draw:text-style-name="P5" svg:x1="11.421cm" svg:y1="4.9cm" svg:x2="8.431cm" svg:y2="3.231cm"><text:p/></draw:line><draw:line text:anchor-type="paragraph" draw:z-index="26" draw:style-name="gr11" draw:text-style-name="P5" svg:x1="1.023cm" svg:y1="7.073cm" svg:x2="1.023cm" svg:y2="5.348cm"><text:p/></draw:line><draw:line text:anchor-type="paragraph" draw:z-index="27" draw:style-name="gr9" draw:text-style-name="P5" svg:x1="1.473cm" svg:y1="7.073cm" svg:x2="1.473cm" svg:y2="5.348cm"><text:p/></draw:line><draw:line text:anchor-type="paragraph" draw:z-index="29" draw:style-name="gr9" draw:text-style-name="P5" svg:x1="4.727cm" svg:y1="8.926cm" svg:x2="4.727cm" svg:y2="7.862cm"><text:p/></draw:line><draw:line text:anchor-type="paragraph" draw:z-index="33" draw:style-name="gr8" draw:text-style-name="P5" svg:x1="12.77cm" svg:y1="3.168cm" svg:x2="8.431cm" svg:y2="3.168cm"><text:p/></draw:line><draw:line text:anchor-type="paragraph" draw:z-index="34" draw:style-name="gr8" draw:text-style-name="P5" svg:x1="13.555cm" svg:y1="1.706cm" svg:x2="13.555cm" svg:y2="2.539cm"><text:p/></draw:line><draw:line text:anchor-type="paragraph" draw:z-index="35" draw:style-name="gr8" draw:text-style-name="P5" svg:x1="3.14cm" svg:y1="3.009cm" svg:x2="5.548cm" svg:y2="3.009cm"><text:p/></draw:line><draw:line text:anchor-type="paragraph" draw:z-index="36" draw:style-name="gr8" draw:text-style-name="P5" svg:x1="1.72cm" svg:y1="3.602cm" svg:x2="1.729cm" svg:y2="4.56cm"><text:p/></draw:line><draw:line text:anchor-type="paragraph" draw:z-index="37" draw:style-name="gr8" draw:text-style-name="P5" svg:x1="5.992cm" svg:y1="9.315cm" svg:x2="8.125cm" svg:y2="9.315cm"><text:p/></draw:line><draw:line text:anchor-type="paragraph" draw:z-index="38" draw:style-name="gr8" draw:text-style-name="P5" svg:x1="9.5cm" svg:y1="9.289cm" svg:x2="11.924cm" svg:y2="9.289cm"><text:p/></draw:line><draw:frame text:anchor-type="paragraph" draw:z-index="11" draw:style-name="gr3" draw:text-style-name="P6" svg:width="2.885cm" svg:height="0.789cm" svg:x="0.573cm" svg:y="0.997cm"><draw:text-box><text:p text:style-name="P5"><text:span text:style-name="T1">core</text:span></text:p></draw:text-box></draw:frame><draw:frame text:anchor-type="paragraph" draw:z-index="1" draw:style-name="gr2" draw:text-style-name="P4" svg:width="15.56cm" svg:height="6.541cm" svg:x="0.205cm" svg:y="0.109cm"><draw:text-box><text:p text:style-name="P3"><text:span text:style-name="T1">fundfind</text:span></text:p></draw:text-box></draw:frame><draw:frame text:anchor-type="paragraph" draw:z-index="13" draw:style-name="gr7" draw:text-style-name="P6" svg:width="2.885cm" svg:height="1.373cm" svg:x="5.547cm" svg:y="2.228cm"><draw:text-box><text:p text:style-name="P5"><text:span text:style-name="T1">web</text:span></text:p></draw:text-box></draw:frame><draw:frame text:anchor-type="paragraph" draw:z-index="12" draw:style-name="gr3" draw:text-style-name="P6" svg:width="2.885cm" svg:height="0.789cm" svg:x="7.585cm" svg:y="0.459cm"><draw:text-box><text:p text:style-name="P5"><text:span text:style-name="T1">importer</text:span></text:p></draw:text-box></draw:frame><draw:frame text:anchor-type="paragraph" draw:z-index="2" draw:style-name="gr3" draw:text-style-name="P6" svg:width="2.885cm" svg:height="0.789cm" svg:x="0.811cm" svg:y="4.56cm"><draw:text-box><text:p text:style-name="P5"><text:span text:style-name="T1">dao</text:span></text:p></draw:text-box></draw:frame><draw:frame text:anchor-type="paragraph" draw:z-index="3" draw:style-name="gr3" draw:text-style-name="P6" svg:width="2.885cm" svg:height="0.789cm" svg:x="11.262cm" svg:y="0.917cm"><draw:text-box><text:p text:style-name="P5"><text:span text:style-name="T1">util</text:span></text:p></draw:text-box></draw:frame><draw:frame text:anchor-type="paragraph" draw:z-index="5" draw:style-name="gr3" draw:text-style-name="P6" svg:width="2.885cm" svg:height="0.789cm" svg:x="12.383cm" svg:y="5.3cm"><draw:text-box><text:p text:style-name="P5"><text:span text:style-name="T1">gtr</text:span></text:p></draw:text-box></draw:frame><draw:frame text:anchor-type="paragraph" draw:z-index="6" draw:style-name="gr4" draw:text-style-name="P6" svg:width="15.426cm" svg:height="0.789cm" svg:x="0.229cm" svg:y="7.073cm"><draw:text-box><text:p text:style-name="P5"><text:span text:style-name="T1">elasticsearch data store</text:span></text:p></draw:text-box></draw:frame><draw:frame text:anchor-type="paragraph" draw:z-index="0" draw:style-name="gr1" draw:text-style-name="P4" svg:width="15.796cm" svg:height="1.366cm" svg:x="0.071cm" svg:y="8.602cm"><draw:text-box><text:p text:style-name="P3"><text:span text:style-name="T1">fundingharvest</text:span></text:p></draw:text-box></draw:frame><draw:frame text:anchor-type="paragraph" draw:z-index="7" draw:style-name="gr5" draw:text-style-name="P6" svg:width="1.768cm" svg:height="0.839cm" svg:x="4.225cm" svg:y="8.901cm"><draw:text-box><text:p text:style-name="P5"><text:span text:style-name="T1">base</text:span></text:p></draw:text-box></draw:frame><draw:frame text:anchor-type="paragraph" draw:z-index="8" draw:style-name="gr3" draw:text-style-name="P6" svg:width="1.377cm" svg:height="0.789cm" svg:x="8.124cm" svg:y="8.899cm"><draw:text-box><text:p text:style-name="P5"><text:span text:style-name="T1">rss</text:span></text:p></draw:text-box></draw:frame><draw:frame text:anchor-type="paragraph" draw:z-index="9" draw:style-name="gr3" draw:text-style-name="P6" svg:width="3.414cm" svg:height="0.789cm" svg:x="11.924cm" svg:y="8.899cm"><draw:text-box><text:p text:style-name="P5"><text:span text:style-name="T1">rcuk_esrc</text:span></text:p></draw:text-box></draw:frame><draw:frame text:anchor-type="paragraph" draw:z-index="15" draw:style-name="gr3" draw:text-style-name="P9" svg:width="2.885cm" svg:height="0.789cm" svg:x="4.242cm" svg:y="0.771cm"><draw:text-box><text:p text:style-name="P5"><text:span text:style-name="T2">default_settings</text:span></text:p></draw:text-box></draw:frame><draw:frame text:anchor-type="paragraph" draw:z-index="10" draw:style-name="gr6" draw:text-style-name="P8" svg:width="5.001cm" svg:height="1.366cm" svg:x="4.833cm" svg:y="4.882cm"><draw:text-box><text:p text:style-name="P7"><text:span text:style-name="T1">Front-end (HTML UI)</text:span></text:p></draw:text-box></draw:frame><draw:frame text:anchor-type="paragraph" draw:z-index="16" draw:style-name="gr3" draw:text-style-name="P6" svg:width="2.012cm" svg:height="0.789cm" svg:x="1.129cm" svg:y="2.813cm"><draw:text-box><text:p text:style-name="P5"><text:span text:style-name="T1">config</text:span></text:p></draw:text-box></draw:frame><draw:frame text:anchor-type="paragraph" draw:z-index="20" draw:style-name="gr10" draw:text-style-name="P9" svg:width="1.721cm" svg:height="1.015cm" svg:x="5.733cm" svg:y="3.868cm"><draw:text-box><text:p text:style-name="P5"><text:span text:style-name="T2">&lt;calls</text:span></text:p><text:p text:style-name="P5"><text:span text:style-name="T2">(</text:span><text:span text:style-name="T3">AJAX</text:span><text:span text:style-name="T2">)&gt;</text:span></text:p></draw:text-box></draw:frame><draw:frame text:anchor-type="paragraph" draw:z-index="22" draw:style-name="gr10" draw:text-style-name="P9" svg:width="2.091cm" svg:height="0.609cm" svg:x="7.664cm" svg:y="3.981cm"><draw:text-box><text:p text:style-name="P5"><text:span text:style-name="T2">&lt;produces&gt;</text:span></text:p></draw:text-box></draw:frame><draw:frame text:anchor-type="paragraph" draw:z-index="28" draw:style-name="gr10" draw:text-style-name="P9" svg:width="2.197cm" svg:height="1.015cm" svg:x="1.499cm" svg:y="5.348cm"><draw:text-box><text:p text:style-name="P5"><text:span text:style-name="T2">&lt;save and get data&gt;</text:span></text:p></draw:text-box></draw:frame><draw:frame text:anchor-type="paragraph" draw:z-index="30" draw:style-name="gr10" draw:text-style-name="P9" svg:width="2.197cm" svg:height="0.609cm" svg:x="4.886cm" svg:y="7.994cm"><draw:text-box><text:p text:style-name="P5"><text:span text:style-name="T2">&lt;save data&gt;</text:span></text:p></draw:text-box></draw:frame><draw:frame text:anchor-type="paragraph" draw:z-index="4" draw:style-name="gr1" draw:text-style-name="P4" svg:width="5.4cm" svg:height="1.366cm" svg:x="10.028cm" svg:y="4.9cm"><draw:text-box><text:p text:style-name="P3"><text:span text:style-name="T1">suggest</text:span></text:p></draw:text-box></draw:frame><draw:frame text:anchor-type="paragraph" draw:z-index="31" draw:style-name="gr12" draw:text-style-name="P4" svg:width="3.282cm" svg:height="1.049cm" svg:x="11.589cm" svg:y="2.367cm"><draw:text-box><text:p text:style-name="P3"><text:span text:style-name="T1">view</text:span></text:p></draw:text-box></draw:frame><draw:frame text:anchor-type="paragraph" draw:z-index="32" draw:style-name="gr3" draw:text-style-name="P6" svg:width="2.012cm" svg:height="0.789cm" svg:x="12.771cm" svg:y="2.538cm"><draw:text-box><text:p text:style-name="P5"><text:span text:style-name="T1">accoun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cm" fo:page-height="10.5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4:25:02</meta:creation-date>
    <dc:date>2013-04-23T20:07:34.89</dc:date>
    <meta:editing-duration>PT16H44M22S</meta:editing-duration>
    <meta:editing-cycles>34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